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string-value="source">
            <text:p>source</text:p>
          </table:table-cell>
          <table:table-cell table:style-name="pd1" office:value-type="string" office:string-value="paragraph_number">
            <text:p>paragraph_number</text:p>
          </table:table-cell>
          <table:table-cell table:style-name="pd1" office:value-type="string" office:string-value="raw_text">
            <text:p>raw_text</text:p>
          </table:table-cell>
          <table:table-cell table:style-name="pd1" office:value-type="string" office:string-value="character_number">
            <text:p>character_number</text:p>
          </table:table-cell>
          <table:table-cell table:style-name="pd1" office:value-type="string" office:string-value="annotation">
            <text:p>annotation</text:p>
          </table:table-cell>
          <table:table-cell table:style-name="pd1" office:value-type="string" office:string-value="full_annotation">
            <text:p>full_annotation</text:p>
          </table:table-cell>
          <table:table-cell table:style-name="pd1" office:value-type="string" office:string-value="concept">
            <text:p>concept</text:p>
          </table:table-cell>
          <table:table-cell table:style-name="pd1" office:value-type="string" office:string-value="explanation">
            <text:p>explanation</text:p>
          </table:table-cell>
          <table:table-cell table:style-name="pd1" office:value-type="string" office:string-value="preferred_annotation">
            <text:p>preferred_annotation</text:p>
          </table:table-cell>
          <table:table-cell table:style-name="pd1" office:value-type="string" office:string-value="preferred_concept">
            <text:p>preferred_concept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8">
            <text:p>28</text:p>
          </table:table-cell>
          <table:table-cell office:value-type="string" office:string-value="「彩英，你說到哪兒去了？那時只怕你嫁了他會吃苦，也是為了你好。虧你雖然任倒也有眼光，楊振家混得不錯，還發達起來。只可惜賺得容易，賠得也快。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1">
            <text:p>1</text:p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文本中明確提到的人名，為女性。">
            <text:p>文本中明確提到的人名，為女性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8">
            <text:p>28</text:p>
          </table:table-cell>
          <table:table-cell office:value-type="string" office:string-value="「彩英，你說到哪兒去了？那時只怕你嫁了他會吃苦，也是為了你好。虧你雖然任倒也有眼光，楊振家混得不錯，還發達起來。只可惜賺得容易，賠得也快。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4">
            <text:p>4</text:p>
          </table:table-cell>
          <table:table-cell office:value-type="string" office:string-value="你">
            <text:p>你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8">
            <text:p>28</text:p>
          </table:table-cell>
          <table:table-cell office:value-type="string" office:string-value="「彩英，你說到哪兒去了？那時只怕你嫁了他會吃苦，也是為了你好。虧你雖然任倒也有眼光，楊振家混得不錯，還發達起來。只可惜賺得容易，賠得也快。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19">
            <text:p>19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8">
            <text:p>28</text:p>
          </table:table-cell>
          <table:table-cell office:value-type="string" office:string-value="「彩英，你說到哪兒去了？那時只怕你嫁了他會吃苦，也是為了你好。虧你雖然任倒也有眼光，楊振家混得不錯，還發達起來。只可惜賺得容易，賠得也快。">
            <text:p>「彩英，你說到哪兒去了？那時只怕你嫁了他會吃苦，也是為了你好。虧你雖然任倒也有眼光，楊振家混得不錯，還發達起來。只可惜賺得容易，賠得也快。</text:p>
          </table:table-cell>
          <table:table-cell office:value-type="float" office:value="42">
            <text:p>42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9">
            <text:p>29</text:p>
          </table:table-cell>
          <table:table-cell office:value-type="string" office:string-value="彩英聽到母親講的「賠」字，又冒出了火氣：「都是他不聽我的話！」">
            <text:p>彩英聽到母親講的「賠」字，又冒出了火氣：「都是他不聽我的話！」</text:p>
          </table:table-cell>
          <table:table-cell office:value-type="float" office:value="0">
            <text:p/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文本中明確提到的人名，為女性。">
            <text:p>文本中明確提到的人名，為女性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9">
            <text:p>29</text:p>
          </table:table-cell>
          <table:table-cell office:value-type="string" office:string-value="彩英聽到母親講的「賠」字，又冒出了火氣：「都是他不聽我的話！」">
            <text:p>彩英聽到母親講的「賠」字，又冒出了火氣：「都是他不聽我的話！」</text:p>
          </table:table-cell>
          <table:table-cell office:value-type="float" office:value="4">
            <text:p>4</text:p>
          </table:table-cell>
          <table:table-cell office:value-type="string" office:string-value="母親">
            <text:p>母親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的母親。">
            <text:p>指代「彩英」的母親。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9">
            <text:p>29</text:p>
          </table:table-cell>
          <table:table-cell office:value-type="string" office:string-value="彩英聽到母親講的「賠」字，又冒出了火氣：「都是他不聽我的話！」">
            <text:p>彩英聽到母親講的「賠」字，又冒出了火氣：「都是他不聽我的話！」</text:p>
          </table:table-cell>
          <table:table-cell office:value-type="float" office:value="23">
            <text:p>23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29">
            <text:p>29</text:p>
          </table:table-cell>
          <table:table-cell office:value-type="string" office:string-value="彩英聽到母親講的「賠」字，又冒出了火氣：「都是他不聽我的話！」">
            <text:p>彩英聽到母親講的「賠」字，又冒出了火氣：「都是他不聽我的話！」</text:p>
          </table:table-cell>
          <table:table-cell office:value-type="float" office:value="26">
            <text:p>26</text:p>
          </table:table-cell>
          <table:table-cell office:value-type="string" office:string-value="我">
            <text:p>我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0">
            <text:p>30</text:p>
          </table:table-cell>
          <table:table-cell office:value-type="string" office:string-value="「生意這個東西，多少靠運氣，誰能永遠不錯，永遠把財神抱在身邊？」">
            <text:p>「生意這個東西，多少靠運氣，誰能永遠不錯，永遠把財神抱在身邊？」</text:p>
          </table:table-cell>
          <table:table-cell office:value-type="float" office:value="14">
            <text:p>14</text:p>
          </table:table-cell>
          <table:table-cell office:value-type="string" office:string-value="誰">
            <text:p>誰</text:p>
          </table:table-cell>
          <table:table-cell office:value-type="string" office:string-value="人">
            <text:p>人</text:p>
          </table:table-cell>
          <table:table-cell office:value-type="string" office:string-value="不確定">
            <text:p>不確定</text:p>
          </table:table-cell>
          <table:table-cell office:value-type="string" office:string-value="泛指人。">
            <text:p>泛指人。</text:p>
          </table:table-cell>
          <table:table-cell office:value-type="string" office:string-value="人">
            <text:p>人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0">
            <text:p>30</text:p>
          </table:table-cell>
          <table:table-cell office:value-type="string" office:string-value="「生意這個東西，多少靠運氣，誰能永遠不錯，永遠把財神抱在身邊？」">
            <text:p>「生意這個東西，多少靠運氣，誰能永遠不錯，永遠把財神抱在身邊？」</text:p>
          </table:table-cell>
          <table:table-cell office:value-type="float" office:value="24">
            <text:p>24</text:p>
          </table:table-cell>
          <table:table-cell office:value-type="string" office:string-value="財神">
            <text:p>財神</text:p>
          </table:table-cell>
          <table:table-cell office:value-type="string" office:string-value="財神">
            <text:p>財神</text:p>
          </table:table-cell>
          <table:table-cell office:value-type="string" office:string-value="不確定">
            <text:p>不確定</text:p>
          </table:table-cell>
          <table:table-cell office:value-type="string" office:string-value="神明，在此語境中被擬人化。">
            <text:p>神明，在此語境中被擬人化。</text:p>
          </table:table-cell>
          <table:table-cell office:value-type="string" office:string-value="財神">
            <text:p>財神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1">
            <text:p>31</text:p>
          </table:table-cell>
          <table:table-cell office:value-type="string" office:string-value="「怎麼沒有？不然那麼多大財閥是怎麼來的？」">
            <text:p>「怎麼沒有？不然那麼多大財閥是怎麼來的？」</text:p>
          </table:table-cell>
          <table:table-cell office:value-type="float" office:value="11">
            <text:p>11</text:p>
          </table:table-cell>
          <table:table-cell office:value-type="string" office:string-value="大財閥">
            <text:p>大財閥</text:p>
          </table:table-cell>
          <table:table-cell office:value-type="string" office:string-value="財閥">
            <text:p>財閥</text:p>
          </table:table-cell>
          <table:table-cell office:value-type="string" office:string-value="不確定">
            <text:p>不確定</text:p>
          </table:table-cell>
          <table:table-cell office:value-type="string" office:string-value="泛指擁有巨大財富和權力的人或家族。">
            <text:p>泛指擁有巨大財富和權力的人或家族。</text:p>
          </table:table-cell>
          <table:table-cell office:value-type="string" office:string-value="財閥">
            <text:p>財閥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2">
            <text:p>32</text:p>
          </table:table-cell>
          <table:table-cell office:value-type="string" office:string-value="「大財閥怎麼來，管我們什麼事？一定也有偷的，搶的和騙的。」">
            <text:p>「大財閥怎麼來，管我們什麼事？一定也有偷的，搶的和騙的。」</text:p>
          </table:table-cell>
          <table:table-cell office:value-type="float" office:value="1">
            <text:p>1</text:p>
          </table:table-cell>
          <table:table-cell office:value-type="string" office:string-value="大財閥">
            <text:p>大財閥</text:p>
          </table:table-cell>
          <table:table-cell office:value-type="string" office:string-value="財閥">
            <text:p>財閥</text:p>
          </table:table-cell>
          <table:table-cell office:value-type="string" office:string-value="不確定">
            <text:p>不確定</text:p>
          </table:table-cell>
          <table:table-cell office:value-type="string" office:string-value="泛指擁有巨大財富和權力的人或家族。">
            <text:p>泛指擁有巨大財富和權力的人或家族。</text:p>
          </table:table-cell>
          <table:table-cell office:value-type="string" office:string-value="財閥">
            <text:p>財閥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4">
            <text:p>34</text:p>
          </table:table-cell>
          <table:table-cell office:value-type="string" office:string-value="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4">
            <text:p>4</text:p>
          </table:table-cell>
          <table:table-cell office:value-type="string" office:string-value="你">
            <text:p>你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「你」指稱「彩英」。">
            <text:p>「你」指稱「彩英」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4">
            <text:p>34</text:p>
          </table:table-cell>
          <table:table-cell office:value-type="string" office:string-value="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9">
            <text:p>9</text:p>
          </table:table-cell>
          <table:table-cell office:value-type="string" office:string-value="生意人">
            <text:p>生意人</text:p>
          </table:table-cell>
          <table:table-cell office:value-type="string" office:string-value="生意人">
            <text:p>生意人</text:p>
          </table:table-cell>
          <table:table-cell office:value-type="string" office:string-value="女性">
            <text:p>女性</text:p>
          </table:table-cell>
          <table:table-cell office:value-type="string" office:string-value="泛指從事商業活動的人，此處指彩英。">
            <text:p>泛指從事商業活動的人，此處指彩英。</text:p>
          </table:table-cell>
          <table:table-cell office:value-type="string" office:string-value="生意人">
            <text:p>生意人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4">
            <text:p>34</text:p>
          </table:table-cell>
          <table:table-cell office:value-type="string" office:string-value="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33">
            <text:p>33</text:p>
          </table:table-cell>
          <table:table-cell office:value-type="string" office:string-value="消費者">
            <text:p>消費者</text:p>
          </table:table-cell>
          <table:table-cell office:value-type="string" office:string-value="消費者">
            <text:p>消費者</text:p>
          </table:table-cell>
          <table:table-cell office:value-type="string" office:string-value="不確定">
            <text:p>不確定</text:p>
          </table:table-cell>
          <table:table-cell office:value-type="string" office:string-value="「消費者」指稱一群購買商品或服務的人。">
            <text:p>「消費者」指稱一群購買商品或服務的人。</text:p>
          </table:table-cell>
          <table:table-cell office:value-type="string" office:string-value="消費者">
            <text:p>消費者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4">
            <text:p>34</text:p>
          </table:table-cell>
          <table:table-cell office:value-type="string" office:string-value="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">
            <text:p>「唉喲，你也算是個生意人，怎麼不懂？拿不好的產品當做好的賣，就是騙消費者，產品標價太高，或是不給勞工合理的待遇，都是搶——搶消費者的荷包，搶勞工應得的報酬——做的，不太兇狠的話，就算是的偷吧！」</text:p>
          </table:table-cell>
          <table:table-cell office:value-type="float" office:value="48">
            <text:p>48</text:p>
          </table:table-cell>
          <table:table-cell office:value-type="string" office:string-value="勞工">
            <text:p>勞工</text:p>
          </table:table-cell>
          <table:table-cell office:value-type="string" office:string-value="勞工">
            <text:p>勞工</text:p>
          </table:table-cell>
          <table:table-cell office:value-type="string" office:string-value="不確定">
            <text:p>不確定</text:p>
          </table:table-cell>
          <table:table-cell office:value-type="string" office:string-value="「勞工」指稱一群提供勞務的人。">
            <text:p>「勞工」指稱一群提供勞務的人。</text:p>
          </table:table-cell>
          <table:table-cell office:value-type="string" office:string-value="勞工">
            <text:p>勞工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0">
            <text:p/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文本中明確提到的人名，為女性。">
            <text:p>文本中明確提到的人名，為女性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11">
            <text:p>11</text:p>
          </table:table-cell>
          <table:table-cell office:value-type="string" office:string-value="母親">
            <text:p>母親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的母親。">
            <text:p>指代「彩英」的母親。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18">
            <text:p>18</text:p>
          </table:table-cell>
          <table:table-cell office:value-type="string" office:string-value="小孫子">
            <text:p>小孫子</text:p>
          </table:table-cell>
          <table:table-cell office:value-type="string" office:string-value="小孫子">
            <text:p>小孫子</text:p>
          </table:table-cell>
          <table:table-cell office:value-type="string" office:string-value="無特定性別">
            <text:p>無特定性別</text:p>
          </table:table-cell>
          <table:table-cell office:value-type="string" office:string-value="文本中提到的人物，為家庭成員，未明確性別。">
            <text:p>文本中提到的人物，為家庭成員，未明確性別。</text:p>
          </table:table-cell>
          <table:table-cell office:value-type="string" office:string-value="小孫子">
            <text:p>小孫子</text:p>
          </table:table-cell>
          <table:table-cell office:value-type="string" office:string-value="無特定性別">
            <text:p>無特定性別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22">
            <text:p>22</text:p>
          </table:table-cell>
          <table:table-cell office:value-type="string" office:string-value="中老婦人">
            <text:p>中老婦人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的母親。">
            <text:p>指代「彩英」的母親。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30">
            <text:p>30</text:p>
          </table:table-cell>
          <table:table-cell office:value-type="string" office:string-value="她的母親">
            <text:p>她的母親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32">
            <text:p>32</text:p>
          </table:table-cell>
          <table:table-cell office:value-type="string" office:string-value="母親">
            <text:p>母親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的母親。">
            <text:p>指代「彩英」的母親。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5">
            <text:p>35</text:p>
          </table:table-cell>
          <table:table-cell office:value-type="string" office:string-value="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">
            <text:p>彩英不自覺地抬眼注視了母親，那個抱著小孫子的中老婦人，不像是她的母親。彩英從來沒有聽到母親這樣說話，只知母親一向盲目地疼她、愛她、護她，很少批評外面的世界。但是今天的母親與往常不同，也無意指搗楊振家，彩英只好收兵，裝著沒事地問：</text:p>
          </table:table-cell>
          <table:table-cell office:value-type="float" office:value="96">
            <text:p>96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7">
            <text:p>37</text:p>
          </table:table-cell>
          <table:table-cell office:value-type="string" office:string-value="不喜歡做家事的她，結婚以後也常常在娘家吃飯。楊振家不好意思經常打擾岳母，加上胃口也不盡相同，只好自己下廚。後來業務增加，應酬也多起來，便名正言順地在飯店解決自己的民生問題了。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7">
            <text:p>7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7">
            <text:p>37</text:p>
          </table:table-cell>
          <table:table-cell office:value-type="string" office:string-value="不喜歡做家事的她，結婚以後也常常在娘家吃飯。楊振家不好意思經常打擾岳母，加上胃口也不盡相同，只好自己下廚。後來業務增加，應酬也多起來，便名正言順地在飯店解決自己的民生問題了。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22">
            <text:p>22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7">
            <text:p>37</text:p>
          </table:table-cell>
          <table:table-cell office:value-type="string" office:string-value="不喜歡做家事的她，結婚以後也常常在娘家吃飯。楊振家不好意思經常打擾岳母，加上胃口也不盡相同，只好自己下廚。後來業務增加，應酬也多起來，便名正言順地在飯店解決自己的民生問題了。">
            <text:p>不喜歡做家事的她，結婚以後也常常在娘家吃飯。楊振家不好意思經常打擾岳母，加上胃口也不盡相同，只好自己下廚。後來業務增加，應酬也多起來，便名正言順地在飯店解決自己的民生問題了。</text:p>
          </table:table-cell>
          <table:table-cell office:value-type="float" office:value="33">
            <text:p>33</text:p>
          </table:table-cell>
          <table:table-cell office:value-type="string" office:string-value="岳母">
            <text:p>岳母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的母親。">
            <text:p>指代「彩英」的母親。</text:p>
          </table:table-cell>
          <table:table-cell office:value-type="string" office:string-value="彩英的母親">
            <text:p>彩英的母親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1">
            <text:p>21</text:p>
          </table:table-cell>
          <table:table-cell office:value-type="string" office:string-value="人">
            <text:p>人</text:p>
          </table:table-cell>
          <table:table-cell office:value-type="string" office:string-value="人">
            <text:p>人</text:p>
          </table:table-cell>
          <table:table-cell office:value-type="string" office:string-value="不確定">
            <text:p>不確定</text:p>
          </table:table-cell>
          <table:table-cell office:value-type="string" office:string-value="泛指人。">
            <text:p>泛指人。</text:p>
          </table:table-cell>
          <table:table-cell office:value-type="string" office:string-value="人">
            <text:p>人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3">
            <text:p>23</text:p>
          </table:table-cell>
          <table:table-cell office:value-type="string" office:string-value="太太">
            <text:p>太太</text:p>
          </table:table-cell>
          <table:table-cell office:value-type="string" office:string-value="妻子">
            <text:p>妻子</text:p>
          </table:table-cell>
          <table:table-cell office:value-type="string" office:string-value="女性">
            <text:p>女性</text:p>
          </table:table-cell>
          <table:table-cell office:value-type="string" office:string-value="指代男性伴侶的配偶。">
            <text:p>指代男性伴侶的配偶。</text:p>
          </table:table-cell>
          <table:table-cell office:value-type="string" office:string-value="妻子">
            <text:p>妻子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26">
            <text:p>26</text:p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文本中明確提到的人名，為女性。">
            <text:p>文本中明確提到的人名，為女性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65">
            <text:p>65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71">
            <text:p>71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86">
            <text:p>86</text:p>
          </table:table-cell>
          <table:table-cell office:value-type="string" office:string-value="酒家女">
            <text:p>酒家女</text:p>
          </table:table-cell>
          <table:table-cell office:value-type="string" office:string-value="酒家女">
            <text:p>酒家女</text:p>
          </table:table-cell>
          <table:table-cell office:value-type="string" office:string-value="女性">
            <text:p>女性</text:p>
          </table:table-cell>
          <table:table-cell office:value-type="string" office:string-value="指代在酒家工作的女性。">
            <text:p>指代在酒家工作的女性。</text:p>
          </table:table-cell>
          <table:table-cell office:value-type="string" office:string-value="酒家女">
            <text:p>酒家女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8">
            <text:p>38</text:p>
          </table:table-cell>
          <table:table-cell office:value-type="string" office:string-value="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">
            <text:p>生意上的應酬，多半在酒吧或舞廳，從來就沒有人帶太太。彩英雖然厲害，但因胃口不大而又挑嘴，最不喜歡長時間坐在飯桌上，也就不想出去盯住楊振家。不過她也知道，沒有她在座，楊振家與酒家女打情罵俏，吃舞女的豆腐，一定是什麼顧忌的了。</text:p>
          </table:table-cell>
          <table:table-cell office:value-type="float" office:value="95">
            <text:p>95</text:p>
          </table:table-cell>
          <table:table-cell office:value-type="string" office:string-value="舞女">
            <text:p>舞女</text:p>
          </table:table-cell>
          <table:table-cell office:value-type="string" office:string-value="舞女">
            <text:p>舞女</text:p>
          </table:table-cell>
          <table:table-cell office:value-type="string" office:string-value="女性">
            <text:p>女性</text:p>
          </table:table-cell>
          <table:table-cell office:value-type="string" office:string-value="指代從事舞蹈表演或陪舞的女性。">
            <text:p>指代從事舞蹈表演或陪舞的女性。</text:p>
          </table:table-cell>
          <table:table-cell office:value-type="string" office:string-value="舞女">
            <text:p>舞女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9">
            <text:p>39</text:p>
          </table:table-cell>
          <table:table-cell office:value-type="string" office:string-value="楊振家的魅力，除了英俊的面貌和高大結實的體格，還有一張嘴巴，他不僅可以把「死」的說成「活」的，講起恭維話來，還可以搔到人的癢處，叫聽的人飄飄然。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0">
            <text:p/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9">
            <text:p>39</text:p>
          </table:table-cell>
          <table:table-cell office:value-type="string" office:string-value="楊振家的魅力，除了英俊的面貌和高大結實的體格，還有一張嘴巴，他不僅可以把「死」的說成「活」的，講起恭維話來，還可以搔到人的癢處，叫聽的人飄飄然。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30">
            <text:p>30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39">
            <text:p>39</text:p>
          </table:table-cell>
          <table:table-cell office:value-type="string" office:string-value="楊振家的魅力，除了英俊的面貌和高大結實的體格，還有一張嘴巴，他不僅可以把「死」的說成「活」的，講起恭維話來，還可以搔到人的癢處，叫聽的人飄飄然。">
            <text:p>楊振家的魅力，除了英俊的面貌和高大結實的體格，還有一張嘴巴，他不僅可以把「死」的說成「活」的，講起恭維話來，還可以搔到人的癢處，叫聽的人飄飄然。</text:p>
          </table:table-cell>
          <table:table-cell office:value-type="float" office:value="59">
            <text:p>59</text:p>
          </table:table-cell>
          <table:table-cell office:value-type="string" office:string-value="人">
            <text:p>人</text:p>
          </table:table-cell>
          <table:table-cell office:value-type="string" office:string-value="泛指的人">
            <text:p>泛指的人</text:p>
          </table:table-cell>
          <table:table-cell office:value-type="string" office:string-value="不確定">
            <text:p>不確定</text:p>
          </table:table-cell>
          <table:table-cell office:value-type="string" office:string-value="泛指聽到恭維話的對象。">
            <text:p>泛指聽到恭維話的對象。</text:p>
          </table:table-cell>
          <table:table-cell office:value-type="string" office:string-value="泛指的人">
            <text:p>泛指的人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0">
            <text:p>40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她在一起，她會經常看到女人們投來的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7">
            <text:p>7</text:p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文本中明確提到的人名，為女性。">
            <text:p>文本中明確提到的人名，為女性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0">
            <text:p>40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她在一起，她會經常看到女人們投來的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14">
            <text:p>14</text:p>
          </table:table-cell>
          <table:table-cell office:value-type="string" office:string-value="男人">
            <text:p>男人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此處特指「楊振家」。">
            <text:p>此處特指「楊振家」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0">
            <text:p>40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她在一起，她會經常看到女人們投來的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24">
            <text:p>24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0">
            <text:p>40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她在一起，她會經常看到女人們投來的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28">
            <text:p>28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0">
            <text:p>40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她在一起，她會經常看到女人們投來的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43">
            <text:p>43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0">
            <text:p>40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她在一起，她會經常看到女人們投來的">
            <text:p>從小被縱壞了的彩英，對這樣的男人產生了興趣。起初她覺得和楊振家在一起很好玩，接著又發現他頗能滿足她的虛榮心，因為她在一起，她會經常看到女人們投來的</text:p>
          </table:table-cell>
          <table:table-cell office:value-type="float" office:value="67">
            <text:p>67</text:p>
          </table:table-cell>
          <table:table-cell office:value-type="string" office:string-value="女人們">
            <text:p>女人們</text:p>
          </table:table-cell>
          <table:table-cell office:value-type="string" office:string-value="女人們">
            <text:p>女人們</text:p>
          </table:table-cell>
          <table:table-cell office:value-type="string" office:string-value="女性">
            <text:p>女性</text:p>
          </table:table-cell>
          <table:table-cell office:value-type="string" office:string-value="泛指女性群體。">
            <text:p>泛指女性群體。</text:p>
          </table:table-cell>
          <table:table-cell office:value-type="string" office:string-value="女人們">
            <text:p>女人們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7">
            <text:p>7</text:p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文本中明確提到的人名，為女性。">
            <text:p>文本中明確提到的人名，為女性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14">
            <text:p>14</text:p>
          </table:table-cell>
          <table:table-cell office:value-type="string" office:string-value="男人">
            <text:p>男人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此處特指「楊振家」。">
            <text:p>此處特指「楊振家」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24">
            <text:p>24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28">
            <text:p>28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43">
            <text:p>43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66">
            <text:p>66</text:p>
          </table:table-cell>
          <table:table-cell office:value-type="string" office:string-value="女人們">
            <text:p>女人們</text:p>
          </table:table-cell>
          <table:table-cell office:value-type="string" office:string-value="女人們">
            <text:p>女人們</text:p>
          </table:table-cell>
          <table:table-cell office:value-type="string" office:string-value="女性">
            <text:p>女性</text:p>
          </table:table-cell>
          <table:table-cell office:value-type="string" office:string-value="泛指女性群體。">
            <text:p>泛指女性群體。</text:p>
          </table:table-cell>
          <table:table-cell office:value-type="string" office:string-value="女人們">
            <text:p>女人們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1">
            <text:p>41</text:p>
          </table:table-cell>
          <table:table-cell office:value-type="string" office:string-value="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">
            <text:p>從小被縱壞了的彩英，對這樣的男人產生了興趣。起初她覺得和楊振家在一起很好玩，接著又發現他頗能滿足她的虛榮心，因為在一起，她會經常看到女人們投來的羨慕的眼光，於是她對他產生了強烈的佔有慾。這種心理過程，不是與男人向女人求婚差不多嗎？她為了要使楊振家不能找到藉口跑掉，不惜拿自己的身體做資本，因為她認為像那樣外表帥、嘴巴甜的男性，要俘虜一個女人，必定是輕而易舉的，要想佔有他，那就不能不利用自己的色相。</text:p>
          </table:table-cell>
          <table:table-cell office:value-type="float" office:value="160">
            <text:p>160</text:p>
          </table:table-cell>
          <table:table-cell office:value-type="string" office:string-value="男性">
            <text:p>男性</text:p>
          </table:table-cell>
          <table:table-cell office:value-type="string" office:string-value="男性">
            <text:p>男性</text:p>
          </table:table-cell>
          <table:table-cell office:value-type="string" office:string-value="男性">
            <text:p>男性</text:p>
          </table:table-cell>
          <table:table-cell office:value-type="string" office:string-value="泛指男性。">
            <text:p>泛指男性。</text:p>
          </table:table-cell>
          <table:table-cell office:value-type="string" office:string-value="男性">
            <text:p>男性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2">
            <text:p>42</text:p>
          </table:table-cell>
          <table:table-cell office:value-type="string" office:string-value="那樣的機會很快就來了。在傾盆大雨驟然降臨的陽明山，在他們躲雨換濕衣的旅館，她面對了楊振家因慾火而燃燒的目光，就大膽地解開了繫在腰身的衣帶，抖落了身上的浴衣……，他毫不遲疑地迎將過來……。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26">
            <text:p>26</text:p>
          </table:table-cell>
          <table:table-cell office:value-type="string" office:string-value="他們">
            <text:p>他們</text:p>
          </table:table-cell>
          <table:table-cell office:value-type="string" office:string-value="彩英與楊振家">
            <text:p>彩英與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彩英」和「楊振家」。">
            <text:p>指代「彩英」和「楊振家」。</text:p>
          </table:table-cell>
          <table:table-cell office:value-type="string" office:string-value="彩英與楊振家">
            <text:p>彩英與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2">
            <text:p>42</text:p>
          </table:table-cell>
          <table:table-cell office:value-type="string" office:string-value="那樣的機會很快就來了。在傾盆大雨驟然降臨的陽明山，在他們躲雨換濕衣的旅館，她面對了楊振家因慾火而燃燒的目光，就大膽地解開了繫在腰身的衣帶，抖落了身上的浴衣……，他毫不遲疑地迎將過來……。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37">
            <text:p>37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2">
            <text:p>42</text:p>
          </table:table-cell>
          <table:table-cell office:value-type="string" office:string-value="那樣的機會很快就來了。在傾盆大雨驟然降臨的陽明山，在他們躲雨換濕衣的旅館，她面對了楊振家因慾火而燃燒的目光，就大膽地解開了繫在腰身的衣帶，抖落了身上的浴衣……，他毫不遲疑地迎將過來……。">
            <text:p>那樣的機會很快就來了。在傾盆大雨驟然降臨的陽明山，在他們躲雨換濕衣的旅館，她面對了楊振家因慾火而燃燒的目光，就大膽地解開了繫在腰身的衣帶，抖落了身上的浴衣……，他毫不遲疑地迎將過來……。</text:p>
          </table:table-cell>
          <table:table-cell office:value-type="float" office:value="41">
            <text:p>41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文本中明確提到的人名，為男性。">
            <text:p>文本中明確提到的人名，為男性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3">
            <text:p>43</text:p>
          </table:table-cell>
          <table:table-cell office:value-type="string" office:string-value="「我們最好結婚！」事後她這樣建議。">
            <text:p>「我們最好結婚！」事後她這樣建議。</text:p>
          </table:table-cell>
          <table:table-cell office:value-type="float" office:value="1">
            <text:p>1</text:p>
          </table:table-cell>
          <table:table-cell office:value-type="string" office:string-value="我們">
            <text:p>我們</text:p>
          </table:table-cell>
          <table:table-cell office:value-type="string" office:string-value="彩英與楊振家">
            <text:p>彩英與楊振家</text:p>
          </table:table-cell>
          <table:table-cell office:value-type="string" office:string-value="不確定">
            <text:p>不確定</text:p>
          </table:table-cell>
          <table:table-cell office:value-type="string" office:string-value="指代「彩英」和「楊振家」。">
            <text:p>指代「彩英」和「楊振家」。</text:p>
          </table:table-cell>
          <table:table-cell office:value-type="string" office:string-value="彩英與楊振家">
            <text:p>彩英與楊振家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3">
            <text:p>43</text:p>
          </table:table-cell>
          <table:table-cell office:value-type="string" office:string-value="「我們最好結婚！」事後她這樣建議。">
            <text:p>「我們最好結婚！」事後她這樣建議。</text:p>
          </table:table-cell>
          <table:table-cell office:value-type="float" office:value="11">
            <text:p>11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4">
            <text:p>44</text:p>
          </table:table-cell>
          <table:table-cell office:value-type="string" office:string-value="對一個佔有她處女身的男人提出這種要求，不但理所當然，而且更顯出她是個專情的女人。他們真的就結了婚，雖然兩邊的家長都堅決反對。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5">
            <text:p>5</text:p>
          </table:table-cell>
          <table:table-cell office:value-type="string" office:string-value="她">
            <text:p>她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4">
            <text:p>44</text:p>
          </table:table-cell>
          <table:table-cell office:value-type="string" office:string-value="對一個佔有她處女身的男人提出這種要求，不但理所當然，而且更顯出她是個專情的女人。他們真的就結了婚，雖然兩邊的家長都堅決反對。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10">
            <text:p>10</text:p>
          </table:table-cell>
          <table:table-cell office:value-type="string" office:string-value="男人">
            <text:p>男人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特指「楊振家」。">
            <text:p>特指「楊振家」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4">
            <text:p>44</text:p>
          </table:table-cell>
          <table:table-cell office:value-type="string" office:string-value="對一個佔有她處女身的男人提出這種要求，不但理所當然，而且更顯出她是個專情的女人。他們真的就結了婚，雖然兩邊的家長都堅決反對。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37">
            <text:p>37</text:p>
          </table:table-cell>
          <table:table-cell office:value-type="string" office:string-value="女人">
            <text:p>女人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指代「彩英」。">
            <text:p>指代「彩英」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4">
            <text:p>44</text:p>
          </table:table-cell>
          <table:table-cell office:value-type="string" office:string-value="對一個佔有她處女身的男人提出這種要求，不但理所當然，而且更顯出她是個專情的女人。他們真的就結了婚，雖然兩邊的家長都堅決反對。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40">
            <text:p>40</text:p>
          </table:table-cell>
          <table:table-cell office:value-type="string" office:string-value="他們">
            <text:p>他們</text:p>
          </table:table-cell>
          <table:table-cell office:value-type="string" office:string-value="彩英與楊振家">
            <text:p>彩英與楊振家</text:p>
          </table:table-cell>
          <table:table-cell office:value-type="string" office:string-value="不確定">
            <text:p>不確定</text:p>
          </table:table-cell>
          <table:table-cell office:value-type="string" office:string-value="指代「彩英」和「楊振家」。">
            <text:p>指代「彩英」和「楊振家」。</text:p>
          </table:table-cell>
          <table:table-cell office:value-type="string" office:string-value="彩英與楊振家">
            <text:p>彩英與楊振家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5. 疑心生鬼">
            <text:p>15. 疑心生鬼</text:p>
          </table:table-cell>
          <table:table-cell office:value-type="float" office:value="44">
            <text:p>44</text:p>
          </table:table-cell>
          <table:table-cell office:value-type="string" office:string-value="對一個佔有她處女身的男人提出這種要求，不但理所當然，而且更顯出她是個專情的女人。他們真的就結了婚，雖然兩邊的家長都堅決反對。">
            <text:p>對一個佔有她處女身的男人提出這種要求，不但理所當然，而且更顯出她是個專情的女人。他們真的就結了婚，雖然兩邊的家長都堅決反對。</text:p>
          </table:table-cell>
          <table:table-cell office:value-type="float" office:value="54">
            <text:p>54</text:p>
          </table:table-cell>
          <table:table-cell office:value-type="string" office:string-value="家長">
            <text:p>家長</text:p>
          </table:table-cell>
          <table:table-cell office:value-type="string" office:string-value="家長">
            <text:p>家長</text:p>
          </table:table-cell>
          <table:table-cell office:value-type="string" office:string-value="不確定">
            <text:p>不確定</text:p>
          </table:table-cell>
          <table:table-cell office:value-type="string" office:string-value="泛指男女雙方的父母。">
            <text:p>泛指男女雙方的父母。</text:p>
          </table:table-cell>
          <table:table-cell office:value-type="string" office:string-value="家長">
            <text:p>家長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7">
            <text:p>77</text:p>
          </table:table-cell>
          <table:table-cell office:value-type="string" office:string-value="楊振家有一點兒緊張，深怕舅舅不肯照他打出的如意算盤來和解。">
            <text:p>楊振家有一點兒緊張，深怕舅舅不肯照他打出的如意算盤來和解。</text:p>
          </table:table-cell>
          <table:table-cell office:value-type="float" office:value="0">
            <text:p/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7">
            <text:p>77</text:p>
          </table:table-cell>
          <table:table-cell office:value-type="string" office:string-value="楊振家有一點兒緊張，深怕舅舅不肯照他打出的如意算盤來和解。">
            <text:p>楊振家有一點兒緊張，深怕舅舅不肯照他打出的如意算盤來和解。</text:p>
          </table:table-cell>
          <table:table-cell office:value-type="float" office:value="12">
            <text:p>12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8">
            <text:p>78</text:p>
          </table:table-cell>
          <table:table-cell office:value-type="string" office:string-value="但是周天計看了舅舅所請的律師的名字就說：「A城的律師群裡，能夠與我們的律師齊名的沒有幾個，你舅舅的律師顯然不是。」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">
            <text:p>2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周天計是一個具體的男性人名，在文中是主角之一。">
            <text:p>周天計是一個具體的男性人名，在文中是主角之一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8">
            <text:p>78</text:p>
          </table:table-cell>
          <table:table-cell office:value-type="string" office:string-value="但是周天計看了舅舅所請的律師的名字就說：「A城的律師群裡，能夠與我們的律師齊名的沒有幾個，你舅舅的律師顯然不是。」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7">
            <text:p>7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8">
            <text:p>78</text:p>
          </table:table-cell>
          <table:table-cell office:value-type="string" office:string-value="但是周天計看了舅舅所請的律師的名字就說：「A城的律師群裡，能夠與我們的律師齊名的沒有幾個，你舅舅的律師顯然不是。」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12">
            <text:p>12</text:p>
          </table:table-cell>
          <table:table-cell office:value-type="string" office:string-value="律師">
            <text:p>律師</text:p>
          </table:table-cell>
          <table:table-cell office:value-type="string" office:string-value="律師">
            <text:p>律師</text:p>
          </table:table-cell>
          <table:table-cell office:value-type="string" office:string-value="性別不明">
            <text:p>性別不明</text:p>
          </table:table-cell>
          <table:table-cell office:value-type="string" office:string-value="提及舅舅聘請的職業人士。">
            <text:p>提及舅舅聘請的職業人士。</text:p>
          </table:table-cell>
          <table:table-cell office:value-type="string" office:string-value="律師">
            <text:p>律師</text:p>
          </table:table-cell>
          <table:table-cell office:value-type="string" office:string-value="性別不明">
            <text:p>性別不明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8">
            <text:p>78</text:p>
          </table:table-cell>
          <table:table-cell office:value-type="string" office:string-value="但是周天計看了舅舅所請的律師的名字就說：「A城的律師群裡，能夠與我們的律師齊名的沒有幾個，你舅舅的律師顯然不是。」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24">
            <text:p>24</text:p>
          </table:table-cell>
          <table:table-cell office:value-type="string" office:string-value="律師群">
            <text:p>律師群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  <table:table-cell office:value-type="string" office:string-value="描述一群專業人士。">
            <text:p>描述一群專業人士。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78">
            <text:p>78</text:p>
          </table:table-cell>
          <table:table-cell office:value-type="string" office:string-value="但是周天計看了舅舅所請的律師的名字就說：「A城的律師群裡，能夠與我們的律師齊名的沒有幾個，你舅舅的律師顯然不是。」">
            <text:p>但是周天計看了舅舅所請的律師的名字就說：「A城的律師群裡，能夠與我們的律師齊名的沒有幾個，你舅舅的律師顯然不是。」</text:p>
          </table:table-cell>
          <table:table-cell office:value-type="float" office:value="45">
            <text:p>45</text:p>
          </table:table-cell>
          <table:table-cell office:value-type="string" office:string-value="你舅舅的律師">
            <text:p>你舅舅的律師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  <table:table-cell office:value-type="string" office:string-value="指楊振家舅舅所聘請的律師。">
            <text:p>指楊振家舅舅所聘請的律師。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0">
            <text:p>80</text:p>
          </table:table-cell>
          <table:table-cell office:value-type="string" office:string-value="「你知道嗎？打官司不是看誰有理，而是看誰請的律師名氣大，你的舅舅全無經驗！楊振家聽了很佩服，老實說他之所以棄舅父而就周，是由於訪問過周天計的豪華住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22">
            <text:p>22</text:p>
          </table:table-cell>
          <table:table-cell office:value-type="string" office:string-value="律師">
            <text:p>律師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  <table:table-cell office:value-type="string" office:string-value="提及打官司請的專業人士。">
            <text:p>提及打官司請的專業人士。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0">
            <text:p>80</text:p>
          </table:table-cell>
          <table:table-cell office:value-type="string" office:string-value="「你知道嗎？打官司不是看誰有理，而是看誰請的律師名氣大，你的舅舅全無經驗！楊振家聽了很佩服，老實說他之所以棄舅父而就周，是由於訪問過周天計的豪華住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30">
            <text:p>30</text:p>
          </table:table-cell>
          <table:table-cell office:value-type="string" office:string-value="你的舅舅">
            <text:p>你的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0">
            <text:p>80</text:p>
          </table:table-cell>
          <table:table-cell office:value-type="string" office:string-value="「你知道嗎？打官司不是看誰有理，而是看誰請的律師名氣大，你的舅舅全無經驗！楊振家聽了很佩服，老實說他之所以棄舅父而就周，是由於訪問過周天計的豪華住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37">
            <text:p>37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0">
            <text:p>80</text:p>
          </table:table-cell>
          <table:table-cell office:value-type="string" office:string-value="「你知道嗎？打官司不是看誰有理，而是看誰請的律師名氣大，你的舅舅全無經驗！楊振家聽了很佩服，老實說他之所以棄舅父而就周，是由於訪問過周天計的豪華住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54">
            <text:p>54</text:p>
          </table:table-cell>
          <table:table-cell office:value-type="string" office:string-value="舅父">
            <text:p>舅父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父是一個男性親屬稱謂，與舅舅指同一個人。">
            <text:p>舅父是一個男性親屬稱謂，與舅舅指同一個人。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0">
            <text:p>80</text:p>
          </table:table-cell>
          <table:table-cell office:value-type="string" office:string-value="「你知道嗎？打官司不是看誰有理，而是看誰請的律師名氣大，你的舅舅全無經驗！楊振家聽了很佩服，老實說他之所以棄舅父而就周，是由於訪問過周天計的豪華住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58">
            <text:p>58</text:p>
          </table:table-cell>
          <table:table-cell office:value-type="string" office:string-value="周">
            <text:p>周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「周」是周天計的姓氏，指代周天計。">
            <text:p>「周」是周天計的姓氏，指代周天計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0">
            <text:p>80</text:p>
          </table:table-cell>
          <table:table-cell office:value-type="string" office:string-value="「你知道嗎？打官司不是看誰有理，而是看誰請的律師名氣大，你的舅舅全無經驗！楊振家聽了很佩服，老實說他之所以棄舅父而就周，是由於訪問過周天計的豪華住">
            <text:p>「你知道嗎？打官司不是看誰有理，而是看誰請的律師名氣大，你的舅舅全無經驗！楊振家聽了很佩服，老實說他之所以棄舅父而就周，是由於訪問過周天計的豪華住</text:p>
          </table:table-cell>
          <table:table-cell office:value-type="float" office:value="66">
            <text:p>66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文中重要人物，一個具體的人名。">
            <text:p>文中重要人物，一個具體的人名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1">
            <text:p>81</text:p>
          </table:table-cell>
          <table:table-cell office:value-type="string" office:string-value="宅，那深院廣庭雖稀地說明了周天計不平凡的背景——他一定是顯赫家族的後嗣，因為看周天計的年齡，不可能已在外鄉有了可觀的成就！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13">
            <text:p>13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周天計是一個具體的男性人名，在文中是主角之一。">
            <text:p>周天計是一個具體的男性人名，在文中是主角之一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1">
            <text:p>81</text:p>
          </table:table-cell>
          <table:table-cell office:value-type="string" office:string-value="宅，那深院廣庭雖稀地說明了周天計不平凡的背景——他一定是顯赫家族的後嗣，因為看周天計的年齡，不可能已在外鄉有了可觀的成就！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24">
            <text:p>24</text:p>
          </table:table-cell>
          <table:table-cell office:value-type="string" office:string-value="他">
            <text:p>他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指代「周天計」。">
            <text:p>指代「周天計」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1">
            <text:p>81</text:p>
          </table:table-cell>
          <table:table-cell office:value-type="string" office:string-value="宅，那深院廣庭雖稀地說明了周天計不平凡的背景——他一定是顯赫家族的後嗣，因為看周天計的年齡，不可能已在外鄉有了可觀的成就！">
            <text:p>宅，那深院廣庭雖稀地說明了周天計不平凡的背景——他一定是顯赫家族的後嗣，因為看周天計的年齡，不可能已在外鄉有了可觀的成就！</text:p>
          </table:table-cell>
          <table:table-cell office:value-type="float" office:value="33">
            <text:p>33</text:p>
          </table:table-cell>
          <table:table-cell office:value-type="string" office:string-value="後嗣">
            <text:p>後嗣</text:p>
          </table:table-cell>
          <table:table-cell office:value-type="string" office:string-value="後嗣">
            <text:p>後嗣</text:p>
          </table:table-cell>
          <table:table-cell office:value-type="string" office:string-value="不確定">
            <text:p>不確定</text:p>
          </table:table-cell>
          <table:table-cell office:value-type="string" office:string-value="描述一個人的身分，指繼承人。">
            <text:p>描述一個人的身分，指繼承人。</text:p>
          </table:table-cell>
          <table:table-cell office:value-type="string" office:string-value="後嗣">
            <text:p>後嗣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2">
            <text:p>82</text:p>
          </table:table-cell>
          <table:table-cell office:value-type="string" office:string-value="在臺灣的商界學會了搞「關係」的楊振家，總是像雨水隨著地勢和引力流動一般，本能地追逐著「勢利」的重心，這一下不又給他碰對了嗎？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15">
            <text:p>15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2">
            <text:p>82</text:p>
          </table:table-cell>
          <table:table-cell office:value-type="string" office:string-value="在臺灣的商界學會了搞「關係」的楊振家，總是像雨水隨著地勢和引力流動一般，本能地追逐著「勢利」的重心，這一下不又給他碰對了嗎？">
            <text:p>在臺灣的商界學會了搞「關係」的楊振家，總是像雨水隨著地勢和引力流動一般，本能地追逐著「勢利」的重心，這一下不又給他碰對了嗎？</text:p>
          </table:table-cell>
          <table:table-cell office:value-type="float" office:value="56">
            <text:p>56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3">
            <text:p>83</text:p>
          </table:table-cell>
          <table:table-cell office:value-type="string" office:string-value="周天計住在高級住宅區，與A城的名律師比鄰，經常捐款助其競選公職，就憑這樣的關係，立刻得到這位名律師的同意，為楊振家的案子出任法律顧問。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0">
            <text:p/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周天計是一個具體的男性人名，在文中是主角之一。">
            <text:p>周天計是一個具體的男性人名，在文中是主角之一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3">
            <text:p>83</text:p>
          </table:table-cell>
          <table:table-cell office:value-type="string" office:string-value="周天計住在高級住宅區，與A城的名律師比鄰，經常捐款助其競選公職，就憑這樣的關係，立刻得到這位名律師的同意，為楊振家的案子出任法律顧問。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15">
            <text:p>15</text:p>
          </table:table-cell>
          <table:table-cell office:value-type="string" office:string-value="名律師">
            <text:p>名律師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  <table:table-cell office:value-type="string" office:string-value="描述一位著名的專業人士。">
            <text:p>描述一位著名的專業人士。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3">
            <text:p>83</text:p>
          </table:table-cell>
          <table:table-cell office:value-type="string" office:string-value="周天計住在高級住宅區，與A城的名律師比鄰，經常捐款助其競選公職，就憑這樣的關係，立刻得到這位名律師的同意，為楊振家的案子出任法律顧問。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26">
            <text:p>26</text:p>
          </table:table-cell>
          <table:table-cell office:value-type="string" office:string-value="其">
            <text:p>其</text:p>
          </table:table-cell>
          <table:table-cell office:value-type="string" office:string-value="周天計請的律師">
            <text:p>周天計請的律師</text:p>
          </table:table-cell>
          <table:table-cell office:value-type="string" office:string-value="性別不明">
            <text:p>性別不明</text:p>
          </table:table-cell>
          <table:table-cell office:value-type="string" office:string-value="指代前文提到的「名律師」。">
            <text:p>指代前文提到的「名律師」。</text:p>
          </table:table-cell>
          <table:table-cell office:value-type="string" office:string-value="周天計請的律師">
            <text:p>周天計請的律師</text:p>
          </table:table-cell>
          <table:table-cell office:value-type="string" office:string-value="性別不明">
            <text:p>性別不明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3">
            <text:p>83</text:p>
          </table:table-cell>
          <table:table-cell office:value-type="string" office:string-value="周天計住在高級住宅區，與A城的名律師比鄰，經常捐款助其競選公職，就憑這樣的關係，立刻得到這位名律師的同意，為楊振家的案子出任法律顧問。">
            <text:p>周天計住在高級住宅區，與A城的名律師比鄰，經常捐款助其競選公職，就憑這樣的關係，立刻得到這位名律師的同意，為楊振家的案子出任法律顧問。</text:p>
          </table:table-cell>
          <table:table-cell office:value-type="float" office:value="54">
            <text:p>54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4">
            <text:p>84</text:p>
          </table:table-cell>
          <table:table-cell office:value-type="string" office:string-value="楊振家對周天計替他請的律師，自然是十二萬分地滿意，原來在美國打官司要看律師名氣的大小，這種情形恰與台灣的官司要看紅包的大小，有異曲同工之妙。想到這裡，他不禁又感歎起來！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0">
            <text:p/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4">
            <text:p>84</text:p>
          </table:table-cell>
          <table:table-cell office:value-type="string" office:string-value="楊振家對周天計替他請的律師，自然是十二萬分地滿意，原來在美國打官司要看律師名氣的大小，這種情形恰與台灣的官司要看紅包的大小，有異曲同工之妙。想到這裡，他不禁又感歎起來！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4">
            <text:p>4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文中重要人物，一個具體的人名。">
            <text:p>文中重要人物，一個具體的人名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4">
            <text:p>84</text:p>
          </table:table-cell>
          <table:table-cell office:value-type="string" office:string-value="楊振家對周天計替他請的律師，自然是十二萬分地滿意，原來在美國打官司要看律師名氣的大小，這種情形恰與台灣的官司要看紅包的大小，有異曲同工之妙。想到這裡，他不禁又感歎起來！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8">
            <text:p>8</text:p>
          </table:table-cell>
          <table:table-cell office:value-type="string" office:string-value="他">
            <text:p>他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指代「周天計」。">
            <text:p>指代「周天計」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4">
            <text:p>84</text:p>
          </table:table-cell>
          <table:table-cell office:value-type="string" office:string-value="楊振家對周天計替他請的律師，自然是十二萬分地滿意，原來在美國打官司要看律師名氣的大小，這種情形恰與台灣的官司要看紅包的大小，有異曲同工之妙。想到這裡，他不禁又感歎起來！">
            <text:p>楊振家對周天計替他請的律師，自然是十二萬分地滿意，原來在美國打官司要看律師名氣的大小，這種情形恰與台灣的官司要看紅包的大小，有異曲同工之妙。想到這裡，他不禁又感歎起來！</text:p>
          </table:table-cell>
          <table:table-cell office:value-type="float" office:value="11">
            <text:p>11</text:p>
          </table:table-cell>
          <table:table-cell office:value-type="string" office:string-value="律師">
            <text:p>律師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  <table:table-cell office:value-type="string" office:string-value="周天計替楊振家請的專業人士。">
            <text:p>周天計替楊振家請的專業人士。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5">
            <text:p>85</text:p>
          </table:table-cell>
          <table:table-cell office:value-type="string" office:string-value="周天計和舅舅的律師見了好幾次面，他一步也不肯退讓，一定要舅舅接受他提出的條件。">
            <text:p>周天計和舅舅的律師見了好幾次面，他一步也不肯退讓，一定要舅舅接受他提出的條件。</text:p>
          </table:table-cell>
          <table:table-cell office:value-type="float" office:value="0">
            <text:p/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周天計是一個具體的男性人名，在文中是主角之一。">
            <text:p>周天計是一個具體的男性人名，在文中是主角之一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5">
            <text:p>85</text:p>
          </table:table-cell>
          <table:table-cell office:value-type="string" office:string-value="周天計和舅舅的律師見了好幾次面，他一步也不肯退讓，一定要舅舅接受他提出的條件。">
            <text:p>周天計和舅舅的律師見了好幾次面，他一步也不肯退讓，一定要舅舅接受他提出的條件。</text:p>
          </table:table-cell>
          <table:table-cell office:value-type="float" office:value="4">
            <text:p>4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5">
            <text:p>85</text:p>
          </table:table-cell>
          <table:table-cell office:value-type="string" office:string-value="周天計和舅舅的律師見了好幾次面，他一步也不肯退讓，一定要舅舅接受他提出的條件。">
            <text:p>周天計和舅舅的律師見了好幾次面，他一步也不肯退讓，一定要舅舅接受他提出的條件。</text:p>
          </table:table-cell>
          <table:table-cell office:value-type="float" office:value="7">
            <text:p>7</text:p>
          </table:table-cell>
          <table:table-cell office:value-type="string" office:string-value="律師">
            <text:p>律師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  <table:table-cell office:value-type="string" office:string-value="舅舅的專業代理人。">
            <text:p>舅舅的專業代理人。</text:p>
          </table:table-cell>
          <table:table-cell office:value-type="string" office:string-value="律師">
            <text:p>律師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5">
            <text:p>85</text:p>
          </table:table-cell>
          <table:table-cell office:value-type="string" office:string-value="周天計和舅舅的律師見了好幾次面，他一步也不肯退讓，一定要舅舅接受他提出的條件。">
            <text:p>周天計和舅舅的律師見了好幾次面，他一步也不肯退讓，一定要舅舅接受他提出的條件。</text:p>
          </table:table-cell>
          <table:table-cell office:value-type="float" office:value="16">
            <text:p>16</text:p>
          </table:table-cell>
          <table:table-cell office:value-type="string" office:string-value="他">
            <text:p>他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指代「周天計」。">
            <text:p>指代「周天計」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6">
            <text:p>86</text:p>
          </table:table-cell>
          <table:table-cell office:value-type="string" office:string-value="起初舅舅也堅持要保留房地產，楊振家為此焦急了幾天，於是又打電話給舅舅的老朋友——張哲彥和王念京——希望他們給舅舅傳話。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2">
            <text:p>2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6">
            <text:p>86</text:p>
          </table:table-cell>
          <table:table-cell office:value-type="string" office:string-value="起初舅舅也堅持要保留房地產，楊振家為此焦急了幾天，於是又打電話給舅舅的老朋友——張哲彥和王念京——希望他們給舅舅傳話。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14">
            <text:p>14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6">
            <text:p>86</text:p>
          </table:table-cell>
          <table:table-cell office:value-type="string" office:string-value="起初舅舅也堅持要保留房地產，楊振家為此焦急了幾天，於是又打電話給舅舅的老朋友——張哲彥和王念京——希望他們給舅舅傳話。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35">
            <text:p>35</text:p>
          </table:table-cell>
          <table:table-cell office:value-type="string" office:string-value="老朋友">
            <text:p>老朋友</text:p>
          </table:table-cell>
          <table:table-cell office:value-type="string" office:string-value="舅舅的老朋友">
            <text:p>舅舅的老朋友</text:p>
          </table:table-cell>
          <table:table-cell office:value-type="string" office:string-value="不確定">
            <text:p>不確定</text:p>
          </table:table-cell>
          <table:table-cell office:value-type="string" office:string-value="描述舅舅的友人。">
            <text:p>描述舅舅的友人。</text:p>
          </table:table-cell>
          <table:table-cell office:value-type="string" office:string-value="舅舅的老朋友">
            <text:p>舅舅的老朋友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6">
            <text:p>86</text:p>
          </table:table-cell>
          <table:table-cell office:value-type="string" office:string-value="起初舅舅也堅持要保留房地產，楊振家為此焦急了幾天，於是又打電話給舅舅的老朋友——張哲彥和王念京——希望他們給舅舅傳話。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40">
            <text:p>40</text:p>
          </table:table-cell>
          <table:table-cell office:value-type="string" office:string-value="張哲彥">
            <text:p>張哲彥</text:p>
          </table:table-cell>
          <table:table-cell office:value-type="string" office:string-value="張哲彥">
            <text:p>張哲彥</text:p>
          </table:table-cell>
          <table:table-cell office:value-type="string" office:string-value="男性">
            <text:p>男性</text:p>
          </table:table-cell>
          <table:table-cell office:value-type="string" office:string-value="張哲彥是一個具體的男性人名。">
            <text:p>張哲彥是一個具體的男性人名。</text:p>
          </table:table-cell>
          <table:table-cell office:value-type="string" office:string-value="張哲彥">
            <text:p>張哲彥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6">
            <text:p>86</text:p>
          </table:table-cell>
          <table:table-cell office:value-type="string" office:string-value="起初舅舅也堅持要保留房地產，楊振家為此焦急了幾天，於是又打電話給舅舅的老朋友——張哲彥和王念京——希望他們給舅舅傳話。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44">
            <text:p>44</text:p>
          </table:table-cell>
          <table:table-cell office:value-type="string" office:string-value="王念京">
            <text:p>王念京</text:p>
          </table:table-cell>
          <table:table-cell office:value-type="string" office:string-value="王念京">
            <text:p>王念京</text:p>
          </table:table-cell>
          <table:table-cell office:value-type="string" office:string-value="男性">
            <text:p>男性</text:p>
          </table:table-cell>
          <table:table-cell office:value-type="string" office:string-value="王念京是一個具體的男性人名。">
            <text:p>王念京是一個具體的男性人名。</text:p>
          </table:table-cell>
          <table:table-cell office:value-type="string" office:string-value="王念京">
            <text:p>王念京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6">
            <text:p>86</text:p>
          </table:table-cell>
          <table:table-cell office:value-type="string" office:string-value="起初舅舅也堅持要保留房地產，楊振家為此焦急了幾天，於是又打電話給舅舅的老朋友——張哲彥和王念京——希望他們給舅舅傳話。">
            <text:p>起初舅舅也堅持要保留房地產，楊振家為此焦急了幾天，於是又打電話給舅舅的老朋友——張哲彥和王念京——希望他們給舅舅傳話。</text:p>
          </table:table-cell>
          <table:table-cell office:value-type="float" office:value="51">
            <text:p>51</text:p>
          </table:table-cell>
          <table:table-cell office:value-type="string" office:string-value="他們">
            <text:p>他們</text:p>
          </table:table-cell>
          <table:table-cell office:value-type="string" office:string-value="張哲彥和王念京">
            <text:p>張哲彥和王念京</text:p>
          </table:table-cell>
          <table:table-cell office:value-type="string" office:string-value="不確定">
            <text:p>不確定</text:p>
          </table:table-cell>
          <table:table-cell office:value-type="string" office:string-value="指的是張哲彥和王念京。">
            <text:p>指的是張哲彥和王念京。</text:p>
          </table:table-cell>
          <table:table-cell office:value-type="string" office:string-value="張哲彥和王念京">
            <text:p>張哲彥和王念京</text:p>
          </table:table-cell>
          <table:table-cell office:value-type="string" office:string-value="不確定">
            <text:p>不確定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7">
            <text:p>87</text:p>
          </table:table-cell>
          <table:table-cell office:value-type="string" office:string-value="楊振家感到不解。究竟是周天計使用的法寶發生了魔力，抑或是張哲彥和王念京的有線傳話說動了舅舅，總而言之，舅舅最後答應了楊振家所有的要求。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0">
            <text:p/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7">
            <text:p>87</text:p>
          </table:table-cell>
          <table:table-cell office:value-type="string" office:string-value="楊振家感到不解。究竟是周天計使用的法寶發生了魔力，抑或是張哲彥和王念京的有線傳話說動了舅舅，總而言之，舅舅最後答應了楊振家所有的要求。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11">
            <text:p>11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周天計是一個具體的男性人名，在文中是主角之一。">
            <text:p>周天計是一個具體的男性人名，在文中是主角之一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7">
            <text:p>87</text:p>
          </table:table-cell>
          <table:table-cell office:value-type="string" office:string-value="楊振家感到不解。究竟是周天計使用的法寶發生了魔力，抑或是張哲彥和王念京的有線傳話說動了舅舅，總而言之，舅舅最後答應了楊振家所有的要求。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28">
            <text:p>28</text:p>
          </table:table-cell>
          <table:table-cell office:value-type="string" office:string-value="張哲彥">
            <text:p>張哲彥</text:p>
          </table:table-cell>
          <table:table-cell office:value-type="string" office:string-value="張哲彥">
            <text:p>張哲彥</text:p>
          </table:table-cell>
          <table:table-cell office:value-type="string" office:string-value="男性">
            <text:p>男性</text:p>
          </table:table-cell>
          <table:table-cell office:value-type="string" office:string-value="張哲彥是一個具體的男性人名。">
            <text:p>張哲彥是一個具體的男性人名。</text:p>
          </table:table-cell>
          <table:table-cell office:value-type="string" office:string-value="張哲彥">
            <text:p>張哲彥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7">
            <text:p>87</text:p>
          </table:table-cell>
          <table:table-cell office:value-type="string" office:string-value="楊振家感到不解。究竟是周天計使用的法寶發生了魔力，抑或是張哲彥和王念京的有線傳話說動了舅舅，總而言之，舅舅最後答應了楊振家所有的要求。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32">
            <text:p>32</text:p>
          </table:table-cell>
          <table:table-cell office:value-type="string" office:string-value="王念京">
            <text:p>王念京</text:p>
          </table:table-cell>
          <table:table-cell office:value-type="string" office:string-value="王念京">
            <text:p>王念京</text:p>
          </table:table-cell>
          <table:table-cell office:value-type="string" office:string-value="男性">
            <text:p>男性</text:p>
          </table:table-cell>
          <table:table-cell office:value-type="string" office:string-value="王念京是一個具體的男性人名。">
            <text:p>王念京是一個具體的男性人名。</text:p>
          </table:table-cell>
          <table:table-cell office:value-type="string" office:string-value="王念京">
            <text:p>王念京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7">
            <text:p>87</text:p>
          </table:table-cell>
          <table:table-cell office:value-type="string" office:string-value="楊振家感到不解。究竟是周天計使用的法寶發生了魔力，抑或是張哲彥和王念京的有線傳話說動了舅舅，總而言之，舅舅最後答應了楊振家所有的要求。">
            <text:p>楊振家感到不解。究竟是周天計使用的法寶發生了魔力，抑或是張哲彥和王念京的有線傳話說動了舅舅，總而言之，舅舅最後答應了楊振家所有的要求。</text:p>
          </table:table-cell>
          <table:table-cell office:value-type="float" office:value="43">
            <text:p>43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8">
            <text:p>88</text:p>
          </table:table-cell>
          <table:table-cell office:value-type="string" office:string-value="「下來只要找個雙方都方便的日子，簽個同意書就好了！」周天計打電話來報告好消息。">
            <text:p>「下來只要找個雙方都方便的日子，簽個同意書就好了！」周天計打電話來報告好消息。</text:p>
          </table:table-cell>
          <table:table-cell office:value-type="float" office:value="26">
            <text:p>26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周天計是一個具體的男性人名，在文中是主角之一。">
            <text:p>周天計是一個具體的男性人名，在文中是主角之一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9">
            <text:p>89</text:p>
          </table:table-cell>
          <table:table-cell office:value-type="string" office:string-value="「謝謝您呀，周先生！」雖然是在電話上，對方並看不見他，楊振家還是在臉上堆">
            <text:p>「謝謝您呀，周先生！」雖然是在電話上，對方並看不見他，楊振家還是在臉上堆</text:p>
          </table:table-cell>
          <table:table-cell office:value-type="float" office:value="3">
            <text:p>3</text:p>
          </table:table-cell>
          <table:table-cell office:value-type="string" office:string-value="您">
            <text:p>您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對「周先生」的尊稱，指周天計。">
            <text:p>對「周先生」的尊稱，指周天計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9">
            <text:p>89</text:p>
          </table:table-cell>
          <table:table-cell office:value-type="string" office:string-value="「謝謝您呀，周先生！」雖然是在電話上，對方並看不見他，楊振家還是在臉上堆">
            <text:p>「謝謝您呀，周先生！」雖然是在電話上，對方並看不見他，楊振家還是在臉上堆</text:p>
          </table:table-cell>
          <table:table-cell office:value-type="float" office:value="6">
            <text:p>6</text:p>
          </table:table-cell>
          <table:table-cell office:value-type="string" office:string-value="周先生">
            <text:p>周先生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「周先生」是對周天計的稱呼，指代周天計。">
            <text:p>「周先生」是對周天計的稱呼，指代周天計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9">
            <text:p>89</text:p>
          </table:table-cell>
          <table:table-cell office:value-type="string" office:string-value="「謝謝您呀，周先生！」雖然是在電話上，對方並看不見他，楊振家還是在臉上堆">
            <text:p>「謝謝您呀，周先生！」雖然是在電話上，對方並看不見他，楊振家還是在臉上堆</text:p>
          </table:table-cell>
          <table:table-cell office:value-type="float" office:value="19">
            <text:p>19</text:p>
          </table:table-cell>
          <table:table-cell office:value-type="string" office:string-value="對方">
            <text:p>對方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指打電話的另一方「周天計」。">
            <text:p>指打電話的另一方「周天計」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9">
            <text:p>89</text:p>
          </table:table-cell>
          <table:table-cell office:value-type="string" office:string-value="「謝謝您呀，周先生！」雖然是在電話上，對方並看不見他，楊振家還是在臉上堆">
            <text:p>「謝謝您呀，周先生！」雖然是在電話上，對方並看不見他，楊振家還是在臉上堆</text:p>
          </table:table-cell>
          <table:table-cell office:value-type="float" office:value="25">
            <text:p>25</text:p>
          </table:table-cell>
          <table:table-cell office:value-type="string" office:string-value="他">
            <text:p>他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指代「周天計」。">
            <text:p>指代「周天計」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89">
            <text:p>89</text:p>
          </table:table-cell>
          <table:table-cell office:value-type="string" office:string-value="「謝謝您呀，周先生！」雖然是在電話上，對方並看不見他，楊振家還是在臉上堆">
            <text:p>「謝謝您呀，周先生！」雖然是在電話上，對方並看不見他，楊振家還是在臉上堆</text:p>
          </table:table-cell>
          <table:table-cell office:value-type="float" office:value="27">
            <text:p>27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1">
            <text:p>91</text:p>
          </table:table-cell>
          <table:table-cell office:value-type="string" office:string-value="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5">
            <text:p>5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楊振家是一個具體的男性人名，在文中是主角之一。">
            <text:p>楊振家是一個具體的男性人名，在文中是主角之一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1">
            <text:p>91</text:p>
          </table:table-cell>
          <table:table-cell office:value-type="string" office:string-value="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23">
            <text:p>23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1">
            <text:p>91</text:p>
          </table:table-cell>
          <table:table-cell office:value-type="string" office:string-value="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32">
            <text:p>32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1">
            <text:p>91</text:p>
          </table:table-cell>
          <table:table-cell office:value-type="string" office:string-value="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64">
            <text:p>64</text:p>
          </table:table-cell>
          <table:table-cell office:value-type="string" office:string-value="書生">
            <text:p>書生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「舅舅受了那麼高的教育」，「書生」在此指舅舅。">
            <text:p>根據上下文「舅舅受了那麼高的教育」，「書生」在此指舅舅。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1">
            <text:p>91</text:p>
          </table:table-cell>
          <table:table-cell office:value-type="string" office:string-value="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80">
            <text:p>80</text:p>
          </table:table-cell>
          <table:table-cell office:value-type="string" office:string-value="老將">
            <text:p>老將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「書生從商到底還是敵不過來自商界的老將」，「老將」在此指周天計。">
            <text:p>根據上下文「書生從商到底還是敵不過來自商界的老將」，「老將」在此指周天計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1">
            <text:p>91</text:p>
          </table:table-cell>
          <table:table-cell office:value-type="string" office:string-value="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">
            <text:p>以後幾天，楊振家躊躇滿志地陶醉在勝利的快感裡。他做夢也沒有想到，舅舅受了那麼高的教育，竟是如此地不堪一擊？他越想越覺得心花怒放，書生從商到底還是敵不過來自商界的老將啊！然而，每一想到舅舅在毫無書面保障的情況下，投進了那麼多的心血和財力，他又不由得替舅舅遺憾起來。好在肥水不外流，舅舅所喪失的正是他這個甥裡，更加覺得理直氣壯起來。</text:p>
          </table:table-cell>
          <table:table-cell office:value-type="float" office:value="150">
            <text:p>150</text:p>
          </table:table-cell>
          <table:table-cell office:value-type="string" office:string-value="甥">
            <text:p>甥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甥是指姊妹的兒子，根據上下文「舅舅所喪失的正是他這個甥」，「甥」在此指楊振家。">
            <text:p>甥是指姊妹的兒子，根據上下文「舅舅所喪失的正是他這個甥」，「甥」在此指楊振家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2">
            <text:p>92</text:p>
          </table:table-cell>
          <table:table-cell office:value-type="string" office:string-value="「反正有沒有這個店，舅舅都過得很好！」他又不下這樣的結論，藉以稀釋藏在心底的一層罪惡感。">
            <text:p>「反正有沒有這個店，舅舅都過得很好！」他又不下這樣的結論，藉以稀釋藏在心底的一層罪惡感。</text:p>
          </table:table-cell>
          <table:table-cell office:value-type="float" office:value="10">
            <text:p>10</text:p>
          </table:table-cell>
          <table:table-cell office:value-type="string" office:string-value="舅舅">
            <text:p>舅舅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  <table:table-cell office:value-type="string" office:string-value="舅舅是一個男性親屬稱謂。">
            <text:p>舅舅是一個男性親屬稱謂。</text:p>
          </table:table-cell>
          <table:table-cell office:value-type="string" office:string-value="舅舅">
            <text:p>舅舅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19. 勝利">
            <text:p>19. 勝利</text:p>
          </table:table-cell>
          <table:table-cell office:value-type="float" office:value="92">
            <text:p>92</text:p>
          </table:table-cell>
          <table:table-cell office:value-type="string" office:string-value="「反正有沒有這個店，舅舅都過得很好！」他又不下這樣的結論，藉以稀釋藏在心底的一層罪惡感。">
            <text:p>「反正有沒有這個店，舅舅都過得很好！」他又不下這樣的結論，藉以稀釋藏在心底的一層罪惡感。</text:p>
          </table:table-cell>
          <table:table-cell office:value-type="float" office:value="19">
            <text:p>19</text:p>
          </table:table-cell>
          <table:table-cell office:value-type="string" office:string-value="他">
            <text:p>他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指代「楊振家」。">
            <text:p>指代「楊振家」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5">
            <text:p>15</text:p>
          </table:table-cell>
          <table:table-cell office:value-type="string" office:string-value="「把酷刑加在返台省親的學人身上，致死以後還要污蔑成『畏罪自殺』，這實在是太過分了！」">
            <text:p>「把酷刑加在返台省親的學人身上，致死以後還要污蔑成『畏罪自殺』，這實在是太過分了！」</text:p>
          </table:table-cell>
          <table:table-cell office:value-type="float" office:value="11">
            <text:p>11</text:p>
          </table:table-cell>
          <table:table-cell office:value-type="string" office:string-value="學人">
            <text:p>學人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  <table:table-cell office:value-type="string" office:string-value="指的是從美國返台省親的學者，根據上下文脈絡推測為陳文成。">
            <text:p>指的是從美國返台省親的學者，根據上下文脈絡推測為陳文成。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6">
            <text:p>16</text:p>
          </table:table-cell>
          <table:table-cell office:value-type="string" office:string-value="他們倆一邊看報，一邊忍不住地罵。">
            <text:p>他們倆一邊看報，一邊忍不住地罵。</text:p>
          </table:table-cell>
          <table:table-cell office:value-type="float" office:value="0">
            <text:p/>
          </table:table-cell>
          <table:table-cell office:value-type="string" office:string-value="他們倆">
            <text:p>他們倆</text:p>
          </table:table-cell>
          <table:table-cell office:value-type="string" office:string-value="義雄和張哲彥">
            <text:p>義雄和張哲彥</text:p>
          </table:table-cell>
          <table:table-cell office:value-type="string" office:string-value="男性">
            <text:p>男性</text:p>
          </table:table-cell>
          <table:table-cell office:value-type="string" office:string-value="指代上文提及的義雄和張哲彥兩位男性。">
            <text:p>指代上文提及的義雄和張哲彥兩位男性。</text:p>
          </table:table-cell>
          <table:table-cell office:value-type="string" office:string-value="義雄和張哲彥">
            <text:p>義雄和張哲彥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也公開要求台灣當局公佈事件的真相，同時還呼籲美國國會關心台灣的人權問題。」</text:p>
          </table:table-cell>
          <table:table-cell office:value-type="float" office:value="27">
            <text:p>27</text:p>
          </table:table-cell>
          <table:table-cell office:value-type="string" office:string-value="陳文成">
            <text:p>陳文成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  <table:table-cell office:value-type="string" office:string-value="根據內文，陳文成是因政治事件而離世的學人。">
            <text:p>根據內文，陳文成是因政治事件而離世的學人。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也公開要求台灣當局公佈事件的真相，同時還呼籲美國國會關心台灣的人權問題。」</text:p>
          </table:table-cell>
          <table:table-cell office:value-type="float" office:value="44">
            <text:p>44</text:p>
          </table:table-cell>
          <table:table-cell office:value-type="string" office:string-value="陳文成">
            <text:p>陳文成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  <table:table-cell office:value-type="string" office:string-value="根據內文，陳文成是因政治事件而離世的學人。">
            <text:p>根據內文，陳文成是因政治事件而離世的學人。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7">
            <text:p>17</text:p>
          </table:table-cell>
          <table:table-cell office:value-type="string" office:string-value="「這次各地鄉鄰都很關心，不少地區的人都趕去參加匹茲堡（陳文成生前的居住地）在七月十八日為陳文成舉行的追悼會和示威遊行。陳文成任教的卡內基美隆大學的校長Dr.&#10;    Richard Cyert,也公開要求台灣當局公佈事件的真相，同時還呼籲美國國會關心台灣的人權問題。」">
            <text:p>「這次各地鄉鄰都很關心，不少地區的人都趕去參加匹茲堡（陳文成生前的居住地）在七月十八日為陳文成舉行的追悼會和示威遊行。陳文成任教的卡內基美隆大學的校長Dr.
				Richard Cyert,也公開要求台灣當局公佈事件的真相，同時還呼籲美國國會關心台灣的人權問題。」</text:p>
          </table:table-cell>
          <table:table-cell office:value-type="float" office:value="59">
            <text:p>59</text:p>
          </table:table-cell>
          <table:table-cell office:value-type="string" office:string-value="陳文成">
            <text:p>陳文成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  <table:table-cell office:value-type="string" office:string-value="根據內文，陳文成是因政治事件而離世的學人。">
            <text:p>根據內文，陳文成是因政治事件而離世的學人。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8">
            <text:p>18</text:p>
          </table:table-cell>
          <table:table-cell office:value-type="string" office:string-value="「我們這兒也舉行吧！要抗議暴行，非聲勢浩大不可。我們絕不能讓陳文成死得不明不白！」">
            <text:p>「我們這兒也舉行吧！要抗議暴行，非聲勢浩大不可。我們絕不能讓陳文成死得不明不白！」</text:p>
          </table:table-cell>
          <table:table-cell office:value-type="float" office:value="30">
            <text:p>30</text:p>
          </table:table-cell>
          <table:table-cell office:value-type="string" office:string-value="陳文成">
            <text:p>陳文成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  <table:table-cell office:value-type="string" office:string-value="根據內文，陳文成是因政治事件而離世的學人。">
            <text:p>根據內文，陳文成是因政治事件而離世的學人。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9">
            <text:p>19</text:p>
          </table:table-cell>
          <table:table-cell office:value-type="string" office:string-value="義雄和張哲彥的話題一轉，決定在Ａ城為陳文成舉行追悼會和示威遊行。">
            <text:p>義雄和張哲彥的話題一轉，決定在Ａ城為陳文成舉行追悼會和示威遊行。</text:p>
          </table:table-cell>
          <table:table-cell office:value-type="float" office:value="0">
            <text:p/>
          </table:table-cell>
          <table:table-cell office:value-type="string" office:string-value="義雄">
            <text:p>義雄</text:p>
          </table:table-cell>
          <table:table-cell office:value-type="string" office:string-value="義雄">
            <text:p>義雄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，義雄與張哲彥討論陳文成的追悼會和示威遊行，是主要人物。後續內容顯示其為男性。">
            <text:p>根據上下文，義雄與張哲彥討論陳文成的追悼會和示威遊行，是主要人物。後續內容顯示其為男性。</text:p>
          </table:table-cell>
          <table:table-cell office:value-type="string" office:string-value="義雄">
            <text:p>義雄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9">
            <text:p>19</text:p>
          </table:table-cell>
          <table:table-cell office:value-type="string" office:string-value="義雄和張哲彥的話題一轉，決定在Ａ城為陳文成舉行追悼會和示威遊行。">
            <text:p>義雄和張哲彥的話題一轉，決定在Ａ城為陳文成舉行追悼會和示威遊行。</text:p>
          </table:table-cell>
          <table:table-cell office:value-type="float" office:value="3">
            <text:p>3</text:p>
          </table:table-cell>
          <table:table-cell office:value-type="string" office:string-value="張哲彥">
            <text:p>張哲彥</text:p>
          </table:table-cell>
          <table:table-cell office:value-type="string" office:string-value="張哲彥">
            <text:p>張哲彥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，張哲彥與義雄討論陳文成的追悼會和示威遊行，是主要人物。">
            <text:p>根據上下文，張哲彥與義雄討論陳文成的追悼會和示威遊行，是主要人物。</text:p>
          </table:table-cell>
          <table:table-cell office:value-type="string" office:string-value="張哲彥">
            <text:p>張哲彥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19">
            <text:p>19</text:p>
          </table:table-cell>
          <table:table-cell office:value-type="string" office:string-value="義雄和張哲彥的話題一轉，決定在Ａ城為陳文成舉行追悼會和示威遊行。">
            <text:p>義雄和張哲彥的話題一轉，決定在Ａ城為陳文成舉行追悼會和示威遊行。</text:p>
          </table:table-cell>
          <table:table-cell office:value-type="float" office:value="18">
            <text:p>18</text:p>
          </table:table-cell>
          <table:table-cell office:value-type="string" office:string-value="陳文成">
            <text:p>陳文成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  <table:table-cell office:value-type="string" office:string-value="根據內文，陳文成是因政治事件而離世的學人。">
            <text:p>根據內文，陳文成是因政治事件而離世的學人。</text:p>
          </table:table-cell>
          <table:table-cell office:value-type="string" office:string-value="陳文成">
            <text:p>陳文成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0">
            <text:p>20</text:p>
          </table:table-cell>
          <table:table-cell office:value-type="string" office:string-value="八月，玉霞收到了好幾封催款的信，打開一看，全是「鴻翔食品」的帳單，有水費、電費、電話費、和房貸的分期付款。">
            <text:p>八月，玉霞收到了好幾封催款的信，打開一看，全是「鴻翔食品」的帳單，有水費、電費、電話費、和房貸的分期付款。</text:p>
          </table:table-cell>
          <table:table-cell office:value-type="float" office:value="3">
            <text:p>3</text:p>
          </table:table-cell>
          <table:table-cell office:value-type="string" office:string-value="玉霞">
            <text:p>玉霞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  <table:table-cell office:value-type="string" office:string-value="人名。">
            <text:p>人名。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1">
            <text:p>21</text:p>
          </table:table-cell>
          <table:table-cell office:value-type="string" office:string-value="「奇怪！怎麼都寄到這兒來了？」玉霞感到不解。">
            <text:p>「奇怪！怎麼都寄到這兒來了？」玉霞感到不解。</text:p>
          </table:table-cell>
          <table:table-cell office:value-type="float" office:value="15">
            <text:p>15</text:p>
          </table:table-cell>
          <table:table-cell office:value-type="string" office:string-value="玉霞">
            <text:p>玉霞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  <table:table-cell office:value-type="string" office:string-value="根據上下文，玉霞是收到催款信件的人物，後續內容顯示其為女性。">
            <text:p>根據上下文，玉霞是收到催款信件的人物，後續內容顯示其為女性。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2">
            <text:p>22</text:p>
          </table:table-cell>
          <table:table-cell office:value-type="string" office:string-value="再再仔細一看，收件人都寫著義雄的名字，使得玉霞更加緊張起來。律師不是明明說過，「鴻翔」的一切債務都不再是我們的責任了嗎？晚上她把這件事告訴了義雄，他接過帳單看了半天，也覺得不可思議：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13">
            <text:p>13</text:p>
          </table:table-cell>
          <table:table-cell office:value-type="string" office:string-value="義雄">
            <text:p>義雄</text:p>
          </table:table-cell>
          <table:table-cell office:value-type="string" office:string-value="義雄">
            <text:p>義雄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，收件人寫著義雄的名字，且與玉霞討論帳單問題。">
            <text:p>根據上下文，收件人寫著義雄的名字，且與玉霞討論帳單問題。</text:p>
          </table:table-cell>
          <table:table-cell office:value-type="string" office:string-value="義雄">
            <text:p>義雄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2">
            <text:p>22</text:p>
          </table:table-cell>
          <table:table-cell office:value-type="string" office:string-value="再再仔細一看，收件人都寫著義雄的名字，使得玉霞更加緊張起來。律師不是明明說過，「鴻翔」的一切債務都不再是我們的責任了嗎？晚上她把這件事告訴了義雄，他接過帳單看了半天，也覺得不可思議：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21">
            <text:p>21</text:p>
          </table:table-cell>
          <table:table-cell office:value-type="string" office:string-value="玉霞">
            <text:p>玉霞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  <table:table-cell office:value-type="string" office:string-value="根據上下文，玉霞發現收件人是義雄後感到緊張，並與義雄討論帳單問題。">
            <text:p>根據上下文，玉霞發現收件人是義雄後感到緊張，並與義雄討論帳單問題。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2">
            <text:p>22</text:p>
          </table:table-cell>
          <table:table-cell office:value-type="string" office:string-value="再再仔細一看，收件人都寫著義雄的名字，使得玉霞更加緊張起來。律師不是明明說過，「鴻翔」的一切債務都不再是我們的責任了嗎？晚上她把這件事告訴了義雄，他接過帳單看了半天，也覺得不可思議：">
            <text:p>再再仔細一看，收件人都寫著義雄的名字，使得玉霞更加緊張起來。律師不是明明說過，「鴻翔」的一切債務都不再是我們的責任了嗎？晚上她把這件事告訴了義雄，他接過帳單看了半天，也覺得不可思議：</text:p>
          </table:table-cell>
          <table:table-cell office:value-type="float" office:value="30">
            <text:p>30</text:p>
          </table:table-cell>
          <table:table-cell office:value-type="string" office:string-value="律師">
            <text:p>律師</text:p>
          </table:table-cell>
          <table:table-cell office:value-type="string" office:string-value="律師">
            <text:p>律師</text:p>
          </table:table-cell>
          <table:table-cell office:value-type="string" office:string-value="不詳">
            <text:p>不詳</text:p>
          </table:table-cell>
          <table:table-cell office:value-type="string" office:string-value="職業稱謂，代指一位具體人物。">
            <text:p>職業稱謂，代指一位具體人物。</text:p>
          </table:table-cell>
          <table:table-cell office:value-type="string" office:string-value="律師">
            <text:p>律師</text:p>
          </table:table-cell>
          <table:table-cell office:value-type="string" office:string-value="不詳">
            <text:p>不詳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3">
            <text:p>23</text:p>
          </table:table-cell>
          <table:table-cell office:value-type="string" office:string-value="「周天計這個傢伙大概在耍賴皮，難道他沒錢付？」">
            <text:p>「周天計這個傢伙大概在耍賴皮，難道他沒錢付？」</text:p>
          </table:table-cell>
          <table:table-cell office:value-type="float" office:value="1">
            <text:p>1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，義雄認為周天計可能在耍賴皮，與「鴻翔食品」的債務相關。">
            <text:p>根據上下文，義雄認為周天計可能在耍賴皮，與「鴻翔食品」的債務相關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4">
            <text:p>24</text:p>
          </table:table-cell>
          <table:table-cell office:value-type="string" office:string-value="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11">
            <text:p>11</text:p>
          </table:table-cell>
          <table:table-cell office:value-type="string" office:string-value="楊振家">
            <text:p>楊振家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，玉霞認為周天計不會替楊振家付錢，兩人可能與「鴻翔食品」的財務有關。">
            <text:p>根據上下文，玉霞認為周天計不會替楊振家付錢，兩人可能與「鴻翔食品」的財務有關。</text:p>
          </table:table-cell>
          <table:table-cell office:value-type="string" office:string-value="楊振家">
            <text:p>楊振家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4">
            <text:p>24</text:p>
          </table:table-cell>
          <table:table-cell office:value-type="string" office:string-value="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19">
            <text:p>19</text:p>
          </table:table-cell>
          <table:table-cell office:value-type="string" office:string-value="玉霞">
            <text:p>玉霞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  <table:table-cell office:value-type="string" office:string-value="根據上下文，玉霞猜測欠款原因，並詳細描述店裡的情況。">
            <text:p>根據上下文，玉霞猜測欠款原因，並詳細描述店裡的情況。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4">
            <text:p>24</text:p>
          </table:table-cell>
          <table:table-cell office:value-type="string" office:string-value="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">
            <text:p>「就是有錢，他也不會替楊振家付的呀！」玉霞似已猜到了他們欠款的原因，立刻接著說：「我想大概是因為生意不好。自從彩英剛來的那個時候起，我們就管不到店裡的財務，他們也不告訴我們究竟收了多少，存了多少？好像所有的收入都被拿去支付私人的費用。缺的貨沒補，鮮貨也中斷，店裡沒有打掃和整理。」</text:p>
          </table:table-cell>
          <table:table-cell office:value-type="float" office:value="55">
            <text:p>55</text:p>
          </table:table-cell>
          <table:table-cell office:value-type="string" office:string-value="彩英">
            <text:p>彩英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  <table:table-cell office:value-type="string" office:string-value="根據上下文，彩英是來到店裡的人物，玉霞提到其在店裡的參與。">
            <text:p>根據上下文，彩英是來到店裡的人物，玉霞提到其在店裡的參與。</text:p>
          </table:table-cell>
          <table:table-cell office:value-type="string" office:string-value="彩英">
            <text:p>彩英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5">
            <text:p>25</text:p>
          </table:table-cell>
          <table:table-cell office:value-type="string" office:string-value="想到這些，玉霞不覺傷心起來。新店創建的過程是那麼地艱難，但是要毀掉它，可又那麼地容易。">
            <text:p>想到這些，玉霞不覺傷心起來。新店創建的過程是那麼地艱難，但是要毀掉它，可又那麼地容易。</text:p>
          </table:table-cell>
          <table:table-cell office:value-type="float" office:value="5">
            <text:p>5</text:p>
          </table:table-cell>
          <table:table-cell office:value-type="string" office:string-value="玉霞">
            <text:p>玉霞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  <table:table-cell office:value-type="string" office:string-value="根據上下文，玉霞想到新店的艱難創建過程而感到傷心。">
            <text:p>根據上下文，玉霞想到新店的艱難創建過程而感到傷心。</text:p>
          </table:table-cell>
          <table:table-cell office:value-type="string" office:string-value="玉霞">
            <text:p>玉霞</text:p>
          </table:table-cell>
          <table:table-cell office:value-type="string" office:string-value="女性">
            <text:p>女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6">
            <text:p>26</text:p>
          </table:table-cell>
          <table:table-cell office:value-type="string" office:string-value="「周天計一定以為接管了店，每天就有收入了，不知道經營一個零售店，還是很費心血的呢！」">
            <text:p>「周天計一定以為接管了店，每天就有收入了，不知道經營一個零售店，還是很費心血的呢！」</text:p>
          </table:table-cell>
          <table:table-cell office:value-type="float" office:value="1">
            <text:p>1</text:p>
          </table:table-cell>
          <table:table-cell office:value-type="string" office:string-value="周天計">
            <text:p>周天計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  <table:table-cell office:value-type="string" office:string-value="根據上下文，敘述者認為周天計低估了經營零售店的難度。">
            <text:p>根據上下文，敘述者認為周天計低估了經營零售店的難度。</text:p>
          </table:table-cell>
          <table:table-cell office:value-type="string" office:string-value="周天計">
            <text:p>周天計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7">
            <text:p>27</text:p>
          </table:table-cell>
          <table:table-cell office:value-type="string" office:string-value="「可是催款單全部寄給你，要怎麼辦呢？」">
            <text:p>「可是催款單全部寄給你，要怎麼辦呢？」</text:p>
          </table:table-cell>
          <table:table-cell office:value-type="float" office:value="10">
            <text:p>10</text:p>
          </table:table-cell>
          <table:table-cell office:value-type="string" office:string-value="你">
            <text:p>你</text:p>
          </table:table-cell>
          <table:table-cell office:value-type="string" office:string-value="義雄">
            <text:p>義雄</text:p>
          </table:table-cell>
          <table:table-cell office:value-type="string" office:string-value="男性">
            <text:p>男性</text:p>
          </table:table-cell>
          <table:table-cell office:value-type="string" office:string-value="為第二人稱代名詞，指稱正在對話中的義雄。">
            <text:p>為第二人稱代名詞，指稱正在對話中的義雄。</text:p>
          </table:table-cell>
          <table:table-cell office:value-type="string" office:string-value="義雄">
            <text:p>義雄</text:p>
          </table:table-cell>
          <table:table-cell office:value-type="string" office:string-value="男性">
            <text:p>男性</text:p>
          </table:table-cell>
        </table:table-row>
        <table:table-row>
          <table:table-cell office:value-type="string" office:string-value="21a. 尾聲">
            <text:p>21a. 尾聲</text:p>
          </table:table-cell>
          <table:table-cell office:value-type="float" office:value="28">
            <text:p>28</text:p>
          </table:table-cell>
          <table:table-cell office:value-type="string" office:string-value="「轉寄到店裡去！若還有麻煩，再通知我們的律師。」">
            <text:p>「轉寄到店裡去！若還有麻煩，再通知我們的律師。」</text:p>
          </table:table-cell>
          <table:table-cell office:value-type="float" office:value="20">
            <text:p>20</text:p>
          </table:table-cell>
          <table:table-cell office:value-type="string" office:string-value="律師">
            <text:p>律師</text:p>
          </table:table-cell>
          <table:table-cell office:value-type="string" office:string-value="律師">
            <text:p>律師</text:p>
          </table:table-cell>
          <table:table-cell office:value-type="string" office:string-value="不詳">
            <text:p>不詳</text:p>
          </table:table-cell>
          <table:table-cell office:value-type="string" office:string-value="職業稱謂，代指一位具體人物。">
            <text:p>職業稱謂，代指一位具體人物。</text:p>
          </table:table-cell>
          <table:table-cell office:value-type="string" office:string-value="律師">
            <text:p>律師</text:p>
          </table:table-cell>
          <table:table-cell office:value-type="string" office:string-value="不詳">
            <text:p>不詳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